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f8af" officeooo:paragraph-rsid="0002f8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lques maquettes faites lors des 3-4 premières semaines de formation.</text:p>
      <text:p text:style-name="P1"/>
      <text:p text:style-name="P1">Je ne les aient pas retouché depuis, le code n’est donc parfois pas très propre, avec des classes mal nommées, et une surabondance de sélecteur avancé alors qu’un rajout d’une section (par exemple) peut casser toute la page, mais c’était surtout pour s’habituer à les utili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11:04:59.153000000</meta:creation-date>
    <dc:date>2018-03-29T11:09:03.271000000</dc:date>
    <meta:editing-duration>PT4M4S</meta:editing-duration>
    <meta:editing-cycles>1</meta:editing-cycles>
    <meta:document-statistic meta:table-count="0" meta:image-count="0" meta:object-count="0" meta:page-count="1" meta:paragraph-count="2" meta:word-count="56" meta:character-count="348" meta:non-whitespace-character-count="294"/>
    <meta:generator>LibreOffice/5.1.5.2$Windows_X86_64 LibreOffice_project/7a864d8825610a8c07cfc3bc01dd4fce6a9447e5</meta:generator>
  </office:meta>
</office:document-meta>
</file>